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689cm" table:align="left" style:may-break-between-rows="false"/>
    </style:style>
    <style:style style:name="Tabela2.A" style:family="table-column">
      <style:table-column-properties style:column-width="0.552cm"/>
    </style:style>
    <style:style style:name="Tabela2.B" style:family="table-column">
      <style:table-column-properties style:column-width="1.879cm"/>
    </style:style>
    <style:style style:name="Tabela2.C" style:family="table-column">
      <style:table-column-properties style:column-width="6.108cm"/>
    </style:style>
    <style:style style:name="Tabela2.D" style:family="table-column">
      <style:table-column-properties style:column-width="2.623cm"/>
    </style:style>
    <style:style style:name="Tabela2.E" style:family="table-column">
      <style:table-column-properties style:column-width="1.693cm"/>
    </style:style>
    <style:style style:name="Tabela2.G" style:family="table-column">
      <style:table-column-properties style:column-width="2.579cm"/>
    </style:style>
    <style:style style:name="Tabela2.H" style:family="table-column">
      <style:table-column-properties style:column-width="1.134cm"/>
    </style:style>
    <style:style style:name="Tabela2.I" style:family="table-column">
      <style:table-column-properties style:column-width="3.715cm"/>
    </style:style>
    <style:style style:name="Tabela2.J" style:family="table-column">
      <style:table-column-properties style:column-width="0.866cm"/>
    </style:style>
    <style:style style:name="Tabela2.K" style:family="table-column">
      <style:table-column-properties style:column-width="2.847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K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K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25.709cm" fo:margin-left="0cm" table:align="left" style:may-break-between-rows="false"/>
    </style:style>
    <style:style style:name="Tabela4.A" style:family="table-column">
      <style:table-column-properties style:column-width="0.573cm"/>
    </style:style>
    <style:style style:name="Tabela4.B" style:family="table-column">
      <style:table-column-properties style:column-width="1.875cm"/>
    </style:style>
    <style:style style:name="Tabela4.C" style:family="table-column">
      <style:table-column-properties style:column-width="8.16cm"/>
    </style:style>
    <style:style style:name="Tabela4.D" style:family="table-column">
      <style:table-column-properties style:column-width="4.641cm"/>
    </style:style>
    <style:style style:name="Tabela4.E" style:family="table-column">
      <style:table-column-properties style:column-width="5.311cm"/>
    </style:style>
    <style:style style:name="Tabela4.F" style:family="table-column">
      <style:table-column-properties style:column-width="5.149cm"/>
    </style:style>
    <style:style style:name="Tabela4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4.F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 style:master-page-name="">
      <style:table-properties style:width="25.709cm" fo:margin-left="0cm" style:page-number="auto" fo:break-before="auto" fo:break-after="auto" table:align="left" fo:background-color="transparent" style:shadow="none" fo:keep-with-next="auto" style:may-break-between-rows="false" style:writing-mode="lr-tb">
        <style:background-image/>
      </style:table-properties>
    </style:style>
    <style:style style:name="Tabela5.A" style:family="table-column">
      <style:table-column-properties style:column-width="0.573cm"/>
    </style:style>
    <style:style style:name="Tabela5.B" style:family="table-column">
      <style:table-column-properties style:column-width="1.875cm"/>
    </style:style>
    <style:style style:name="Tabela5.C" style:family="table-column">
      <style:table-column-properties style:column-width="7.678cm"/>
    </style:style>
    <style:style style:name="Tabela5.D" style:family="table-column">
      <style:table-column-properties style:column-width="5.027cm"/>
    </style:style>
    <style:style style:name="Tabela5.E" style:family="table-column">
      <style:table-column-properties style:column-width="5.406cm"/>
    </style:style>
    <style:style style:name="Tabela5.F" style:family="table-column">
      <style:table-column-properties style:column-width="5.149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5.F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="0.097cm" fo:border="0.05pt solid #000000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AS DE AULA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RTES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7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8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8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4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2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251844</text:p>
          </table:table-cell>
          <table:table-cell table:style-name="Tabela2.C6" office:value-type="string">
            <text:p text:style-name="P6">SANHI DANTAS DA COST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41, 251, 261, 271, 311, 321, 331, 351, 361 e 3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8930</text:p>
          </table:table-cell>
          <table:table-cell table:style-name="Tabela2.C6" office:value-type="string">
            <text:p text:style-name="P6">FABIO AURELIO DE ARAUJO AQUIN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22, 1132, 1152, 282 e 114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613150</text:p>
          </table:table-cell>
          <table:table-cell table:style-name="Tabela2.C6" office:value-type="string">
            <text:p text:style-name="P6">EDNA RAIMUNDA MOREIRA DE MORAES RODRIGUE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22</text:p>
          </table:table-cell>
          <table:table-cell table:style-name="Tabela2.J6" table:number-columns-spanned="2" office:value-type="string">
            <text:p text:style-name="P5">312, 422 e 4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66261</text:p>
          </table:table-cell>
          <table:table-cell table:style-name="Tabela2.C6" office:value-type="string">
            <text:p text:style-name="P6">JOSYVANE PEREIR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, 151, 161, 171, 211, 221, 12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49639</text:p>
          </table:table-cell>
          <table:table-cell table:style-name="Tabela2.C6" office:value-type="string">
            <text:p text:style-name="P6">EDNA RAIMUNDA MOREIRA DE MORAES RODRIGUE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02, 2112, 2122, 372, 382, 392, 3102, 3112 e 2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51477</text:p>
          </table:table-cell>
          <table:table-cell table:style-name="Tabela2.C6" office:value-type="string">
            <text:p text:style-name="P6">ALINE LILIANE MENDES SALVADOR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193, 1213, 2143, 2153, 2163, 2173, 3133, 3143, 3163, 120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BIOLOG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7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14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07472</text:p>
          </table:table-cell>
          <table:table-cell table:style-name="Tabela2.C6" office:value-type="string">
            <text:p text:style-name="P6">ALCIONE ALMEIDA ALV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51, 321, 331, 341, 351, 36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90634</text:p>
          </table:table-cell>
          <table:table-cell table:style-name="Tabela2.C6" office:value-type="string">
            <text:p text:style-name="P6">FABIANE DE FATIMA VIEIR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42, 282, 2102, 2132 e 1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8609</text:p>
          </table:table-cell>
          <table:table-cell table:style-name="Tabela2.C6" office:value-type="string">
            <text:p text:style-name="P6">CLARCK CLAUDINEI VILHENA DE MEL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211, 221, 122, 232, 312, 422 e 4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58765</text:p>
          </table:table-cell>
          <table:table-cell table:style-name="Tabela2.C6" office:value-type="string">
            <text:p text:style-name="P6">CILENE CHAVES ALMEID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93, 2143, 2153, 2163, 2173, 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92351</text:p>
          </table:table-cell>
          <table:table-cell table:style-name="Tabela2.C6" office:value-type="string">
            <text:p text:style-name="P6">LEIA MARTINS FURTA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12, 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613851</text:p>
          </table:table-cell>
          <table:table-cell table:style-name="Tabela2.C6" office:value-type="string">
            <text:p text:style-name="P6">ANTONIO CRISTO BAHIA DA SILVA JUNIOR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10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213 e 120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81107</text:p>
          </table:table-cell>
          <table:table-cell table:style-name="Tabela2.C6" office:value-type="string">
            <text:p text:style-name="P6">NORMA SOUZA DA CU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7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DUCAÇÃO FÍS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1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2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84248</text:p>
          </table:table-cell>
          <table:table-cell table:style-name="Tabela2.C6" office:value-type="string">
            <text:p text:style-name="P6">LUANA FREITAS REGO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12, 1122, 1132, 1142, 1152, 282, 292, 1102 e 2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1809</text:p>
          </table:table-cell>
          <table:table-cell table:style-name="Tabela2.C6" office:value-type="string">
            <text:p text:style-name="P6">IZAN PATRICK CARVALHO DANTA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203, 1213, 2143, 2163, 2173, 3143, 3153 e 2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65332</text:p>
          </table:table-cell>
          <table:table-cell table:style-name="Tabela2.C6" office:value-type="string">
            <text:p text:style-name="P6">PEDRO ADERBAL SOUSA SOBRINH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, 151, 161, 171, 221, 231, 121 e 2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87310</text:p>
          </table:table-cell>
          <table:table-cell table:style-name="Tabela2.C6" office:value-type="string">
            <text:p text:style-name="P6">RAIMUNDO INACIO PICANCO CORRE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9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11, 211, 122, 312, 422, 111, 221 e 232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620165</text:p>
          </table:table-cell>
          <table:table-cell table:style-name="Tabela2.C6" office:value-type="string">
            <text:p text:style-name="P6">LAURA MARIA CARVALHO DA SILV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71, 311, 321, 331, 341, 351, 26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409073</text:p>
          </table:table-cell>
          <table:table-cell table:style-name="Tabela2.C6" office:value-type="string">
            <text:p text:style-name="P6">RICARDO GUIMARAES MARINH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41, 2112, 2132, 372, 382, 392, 3102, 3112, 312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FILOSOF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1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88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3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14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8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88502</text:p>
          </table:table-cell>
          <table:table-cell table:style-name="Tabela2.C6" office:value-type="string">
            <text:p text:style-name="P6">ELIONAI MACIEL GUIMARAE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22, 282, 2112, 372, 382, 392, 3102, 311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988294</text:p>
          </table:table-cell>
          <table:table-cell table:style-name="Tabela2.C6" office:value-type="string">
            <text:p text:style-name="P6">KATISIANE GUEDES DA SILV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31, 251, 321, 341, 351, 36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434310</text:p>
          </table:table-cell>
          <table:table-cell table:style-name="Tabela2.C6" office:value-type="string">
            <text:p text:style-name="P6">CONCEICAO KELLY FURTADO DE SOUZ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241, 261 e 1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323020</text:p>
          </table:table-cell>
          <table:table-cell table:style-name="Tabela2.C6" office:value-type="string">
            <text:p text:style-name="P6">LEIA PIRES NEGRA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193, 1203, 1213, 2143, 2153, 2163, 2173, 3133, 3143, 3153 e 3163</text:p>
          </table:table-cell>
          <table:covered-table-cell/>
          <table:table-cell table:style-name="Tabela2.I6" office:value-type="string">
            <text:p text:style-name="P5">2132 e 3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1057952</text:p>
          </table:table-cell>
          <table:table-cell table:style-name="Tabela2.C6" office:value-type="string">
            <text:p text:style-name="P6">MARCOS DE ALMEIDA BASTO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102, 1112, 1132, 1142, 1152, 292 e 1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FÍS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8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51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39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53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107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865141</text:p>
          </table:table-cell>
          <table:table-cell table:style-name="Tabela2.C6" office:value-type="string">
            <text:p text:style-name="P6">BENEDITO ANISIO ALBERTO NERI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21, 311, 331, 351, 361 e 3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395250</text:p>
          </table:table-cell>
          <table:table-cell table:style-name="Tabela2.C6" office:value-type="string">
            <text:p text:style-name="P6">RERITA NAIR MACEDO TORRI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193, 2143, 2153, 2163, 2173 e 121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88154</text:p>
          </table:table-cell>
          <table:table-cell table:style-name="Tabela2.C6" office:value-type="string">
            <text:p text:style-name="P6">FABIO SARDINHA QUARESM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92, 3102, 3122 e 3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34921</text:p>
          </table:table-cell>
          <table:table-cell table:style-name="Tabela2.C6" office:value-type="string">
            <text:p text:style-name="P6">KLEBER CAMPELO SILV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, 282, 292, 2102, 2112, 2122, 2132 e 114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90588</text:p>
          </table:table-cell>
          <table:table-cell table:style-name="Tabela2.C6" office:value-type="string">
            <text:p text:style-name="P6">WELBEN WAGNER MACEDO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7 h/a</text:p>
          </table:table-cell>
          <table:table-cell table:style-name="Tabela2.F6" office:value-type="string">
            <text:p text:style-name="P5">7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31, 241, 251, 261, 271 e 1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908479</text:p>
          </table:table-cell>
          <table:table-cell table:style-name="Tabela2.C6" office:value-type="string">
            <text:p text:style-name="P6">MILTON SANTOS DA SILVA JUNIOR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5 h/a</text:p>
          </table:table-cell>
          <table:table-cell table:style-name="Tabela2.F6" office:value-type="string">
            <text:p text:style-name="P5">9</text:p>
          </table:table-cell>
          <table:table-cell table:style-name="Tabela2.G6" table:number-columns-spanned="2" office:value-type="string">
            <text:p text:style-name="P5">3133, 3153 e 1203</text:p>
          </table:table-cell>
          <table:covered-table-cell/>
          <table:table-cell table:style-name="Tabela2.I6" office:value-type="string">
            <text:p text:style-name="P5">12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885193</text:p>
          </table:table-cell>
          <table:table-cell table:style-name="Tabela2.C6" office:value-type="string">
            <text:p text:style-name="P6">MARCELO NET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11, 211, 221, 232, 312, 422, 122 e 111</text:p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43770</text:p>
          </table:table-cell>
          <table:table-cell table:style-name="Tabela2.C6" office:value-type="string">
            <text:p text:style-name="P6">SANDRA MADURO DOS SANTO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3163 e 3143</text:p>
          </table:table-cell>
          <table:covered-table-cell/>
          <table:table-cell table:style-name="Tabela2.I6" office:value-type="string">
            <text:p text:style-name="P5">192, 1102, 1112, 1122 e 1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OGRAF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2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8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19155</text:p>
          </table:table-cell>
          <table:table-cell table:style-name="Tabela2.C6" office:value-type="string">
            <text:p text:style-name="P6">SAMIA ADRIANY UCHOA DE MOUR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2 h/a</text:p>
          </table:table-cell>
          <table:table-cell table:style-name="Tabela2.F6" office:value-type="string">
            <text:p text:style-name="P5">1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21, 331, 341, 35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9044</text:p>
          </table:table-cell>
          <table:table-cell table:style-name="Tabela2.C6" office:value-type="string">
            <text:p text:style-name="P6">REGIVALDO DE SOUZA SILVA</text:p>
          </table:table-cell>
          <table:table-cell table:style-name="Tabela2.D6" office:value-type="string">
            <text:p text:style-name="P5">Estado Novo /</text:p>
            <text:p text:style-name="P5">20 h/s</text:p>
          </table:table-cell>
          <table:table-cell table:style-name="Tabela2.E6" office:value-type="string">
            <text:p text:style-name="P5">4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2 e 2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50203</text:p>
          </table:table-cell>
          <table:table-cell table:style-name="Tabela2.C6" office:value-type="string">
            <text:p text:style-name="P6">NEILDE NAZARE FERNANDES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, 1193, 1203, 1213, 2153, 2163 e 2143</text:p>
          </table:table-cell>
          <table:covered-table-cell/>
          <table:table-cell table:style-name="Tabela2.I6" office:value-type="string">
            <text:p text:style-name="P5">115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9248</text:p>
          </table:table-cell>
          <table:table-cell table:style-name="Tabela2.C6" office:value-type="string">
            <text:p text:style-name="P6">EDNELMA DO SOCORRO PINHEIRO ROCH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61, 171, 211, 221 e 1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69095</text:p>
          </table:table-cell>
          <table:table-cell table:style-name="Tabela2.C6" office:value-type="string">
            <text:p text:style-name="P6">GIANFRANCO GUSMAO DE AZEVE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3163</text:p>
          </table:table-cell>
          <table:covered-table-cell/>
          <table:table-cell table:style-name="Tabela2.I6" office:value-type="string">
            <text:p text:style-name="P5">282, 2132, 372, 382, 392, 3102, 3112, 312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619485</text:p>
          </table:table-cell>
          <table:table-cell table:style-name="Tabela2.C6" office:value-type="string">
            <text:p text:style-name="P6">NEILDE NAZARE FERNANDES DA SILVA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2173, 3133, 314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46964</text:p>
          </table:table-cell>
          <table:table-cell table:style-name="Tabela2.C6" office:value-type="string">
            <text:p text:style-name="P6">REGIVALDO DE SOUZ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31, 241, 251, 271, 182, 192, 1102, 1112, 1142 e 2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870170</text:p>
          </table:table-cell>
          <table:table-cell table:style-name="Tabela2.C6" office:value-type="string">
            <text:p text:style-name="P6">ALAN FABRICIO AMANAJAS PAIX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02</text:p>
          </table:table-cell>
          <table:table-cell table:style-name="Tabela2.J6" table:number-columns-spanned="2" office:value-type="string">
            <text:p text:style-name="P5">122, 232, 312, 422, 111, 411, 221 e 211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HISTÓR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2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5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5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5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108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95340</text:p>
          </table:table-cell>
          <table:table-cell table:style-name="Tabela2.C6" office:value-type="string">
            <text:p text:style-name="P6">WALDENORA LIMA SANTO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71, 211, 231, 241, 251 e 2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9210</text:p>
          </table:table-cell>
          <table:table-cell table:style-name="Tabela2.C6" office:value-type="string">
            <text:p text:style-name="P6">TATIANE BLAISE ANGELE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3163</text:p>
          </table:table-cell>
          <table:covered-table-cell/>
          <table:table-cell table:style-name="Tabela2.I6" office:value-type="string">
            <text:p text:style-name="P5">1102, 1112, 1122, 1132, 372 e 1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70978</text:p>
          </table:table-cell>
          <table:table-cell table:style-name="Tabela2.C6" office:value-type="string">
            <text:p text:style-name="P6">CHRISTIANE GOMES MONTEIR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02, 2112, 2122, 2132 e 2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69133</text:p>
          </table:table-cell>
          <table:table-cell table:style-name="Tabela2.C6" office:value-type="string">
            <text:p text:style-name="P6">JOSOE ASSUNCAO BAI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411, 211, 122, 232, 312, 422 e 221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635588</text:p>
          </table:table-cell>
          <table:table-cell table:style-name="Tabela2.C6" office:value-type="string">
            <text:p text:style-name="P6">RENIERISTON DIAS DOS PASSOS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6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3133, 314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70935</text:p>
          </table:table-cell>
          <table:table-cell table:style-name="Tabela2.C6" office:value-type="string">
            <text:p text:style-name="P6">CARLA CRISTINA MAFRA RIBEIR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45984</text:p>
          </table:table-cell>
          <table:table-cell table:style-name="Tabela2.C6" office:value-type="string">
            <text:p text:style-name="P6">LUCINEIDE OLIVEIRA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61, 271, 311, 321, 341, 351, 361 e 3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12166</text:p>
          </table:table-cell>
          <table:table-cell table:style-name="Tabela2.C6" office:value-type="string">
            <text:p text:style-name="P6">KLENIO BRAGA COST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93, 1203, 1213, 2143, 2153, 2163, 2173 e 118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930083</text:p>
          </table:table-cell>
          <table:table-cell table:style-name="Tabela2.C6" office:value-type="string">
            <text:p text:style-name="P6">RENIERISTON DIAS DOS PASS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142, 1152, 382, 392, 3102, 3122 e 3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ESTRANGEI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43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18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86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95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0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97113</text:p>
          </table:table-cell>
          <table:table-cell table:style-name="Tabela2.C6" office:value-type="string">
            <text:p text:style-name="P6">CHARLES MARCELO ROSARIO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203, 2143, 2153, 2163, 217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5197</text:p>
          </table:table-cell>
          <table:table-cell table:style-name="Tabela2.C6" office:value-type="string">
            <text:p text:style-name="P6">MERCIA FERREIRA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, 282, 292, 2102, 2122, 182 e 2112</text:p>
          </table:table-cell>
          <table:table-cell table:style-name="Tabela2.J6" table:number-columns-spanned="2" office:value-type="string">
            <text:p text:style-name="P5">122 e 232</text:p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6479</text:p>
          </table:table-cell>
          <table:table-cell table:style-name="Tabela2.C6" office:value-type="string">
            <text:p text:style-name="P6">CARLA AUGUSTA DA COSTA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21, 151, 161, 171, 211 e 131</text:p>
          </table:table-cell>
          <table:table-cell table:style-name="Tabela2.J6" table:number-columns-spanned="2" office:value-type="string">
            <text:p text:style-name="P5">221 e 1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322997</text:p>
          </table:table-cell>
          <table:table-cell table:style-name="Tabela2.C6" office:value-type="string">
            <text:p text:style-name="P6">ELIZABETH NUNES MAGN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41, 221, 241, 251, 261, 271 e 231</text:p>
          </table:table-cell>
          <table:table-cell table:style-name="Tabela2.J6" table:number-columns-spanned="2" office:value-type="string">
            <text:p text:style-name="P5">211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7831</text:p>
          </table:table-cell>
          <table:table-cell table:style-name="Tabela2.C6" office:value-type="string">
            <text:p text:style-name="P6">MICHELE AZEVEDO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>1213</text:p>
          </table:table-cell>
          <table:covered-table-cell/>
          <table:table-cell table:style-name="Tabela2.I6" office:value-type="string">
            <text:p text:style-name="P5">192, 1112, 1122, 1142, 2132, 1102 e 1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ESTRANGEIRA - ESPANHO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16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3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3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77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8 h/a)</text:span></text:p>
          </table:table-cell>
          <table:covered-table-cell/>
          <table:table-cell table:style-name="Tabela2.A2" office:value-type="string">
            <text:p text:style-name="P3">MÉDIO INOVADOR (<text:span text:style-name="T4">24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411469</text:p>
          </table:table-cell>
          <table:table-cell table:style-name="Tabela2.C6" office:value-type="string">
            <text:p text:style-name="P6">VIVIAN REGIA BANDEIRA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>311, 321, 33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82240</text:p>
          </table:table-cell>
          <table:table-cell table:style-name="Tabela2.C6" office:value-type="string">
            <text:p text:style-name="P6">SEBASTIAO COSME PEREIRA DOS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41, 351, 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PORTUGUESA E LITERATU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8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303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283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99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70 h/a)</text:span></text:p>
          </table:table-cell>
          <table:covered-table-cell/>
          <table:table-cell table:style-name="Tabela2.A2" office:value-type="string">
            <text:p text:style-name="P3">MÉDIO INOVADOR (<text:span text:style-name="T4">213 h/a)</text:span></text:p>
          </table:table-cell>
          <table:table-cell table:style-name="Tabela2.K2" table:number-columns-spanned="2" office:value-type="string">
            <text:p text:style-name="P3">MÉDIO INTEGRADO<text:s/><text:span text:style-name="T4">20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425990</text:p>
          </table:table-cell>
          <table:table-cell table:style-name="Tabela2.C6" office:value-type="string">
            <text:p text:style-name="P6">DENISE VITORIA RODRIGUES DA CU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 e 1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4064</text:p>
          </table:table-cell>
          <table:table-cell table:style-name="Tabela2.C6" office:value-type="string">
            <text:p text:style-name="P6">ANA MARIA VIAN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32, 1142, 1152 e 1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30067</text:p>
          </table:table-cell>
          <table:table-cell table:style-name="Tabela2.C6" office:value-type="string">
            <text:p text:style-name="P6">RONILDA AMARAL DA CONCEIC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21, 331, 34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92181</text:p>
          </table:table-cell>
          <table:table-cell table:style-name="Tabela2.C6" office:value-type="string">
            <text:p text:style-name="P6">MARCILENE NUNES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22, 2132 e 2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09971</text:p>
          </table:table-cell>
          <table:table-cell table:style-name="Tabela2.C6" office:value-type="string">
            <text:p text:style-name="P6">LUCIANE MONTEIR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87595</text:p>
          </table:table-cell>
          <table:table-cell table:style-name="Tabela2.C6" office:value-type="string">
            <text:p text:style-name="P6">MICHELE DE OLIVEIRA S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2153, 2163, 2173 e 214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408891</text:p>
          </table:table-cell>
          <table:table-cell table:style-name="Tabela2.C6" office:value-type="string">
            <text:p text:style-name="P6">MAXIMIANO DE OLIVEIRA DOS SANTO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620378</text:p>
          </table:table-cell>
          <table:table-cell table:style-name="Tabela2.C6" office:value-type="string">
            <text:p text:style-name="P6">LEACIDE BATISTA MOUR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 e 1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857939</text:p>
          </table:table-cell>
          <table:table-cell table:style-name="Tabela2.C6" office:value-type="string">
            <text:p text:style-name="P6">MARIA DO ESPIRITO SANTO NEVES CONCEIC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51, 261 e 2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0</text:p>
          </table:table-cell>
          <table:table-cell table:style-name="Tabela2.B6" office:value-type="string">
            <text:p text:style-name="P6">628905</text:p>
          </table:table-cell>
          <table:table-cell table:style-name="Tabela2.C6" office:value-type="string">
            <text:p text:style-name="P6">RONILDA AMARAL DA CONCEICAO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10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61 e 3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1</text:p>
          </table:table-cell>
          <table:table-cell table:style-name="Tabela2.B6" office:value-type="string">
            <text:p text:style-name="P6">432962</text:p>
          </table:table-cell>
          <table:table-cell table:style-name="Tabela2.C6" office:value-type="string">
            <text:p text:style-name="P6">GUAJARINA DO S CARMO DE SOUSA CAMARA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82, 292 e 2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2</text:p>
          </table:table-cell>
          <table:table-cell table:style-name="Tabela2.B6" office:value-type="string">
            <text:p text:style-name="P6">323004</text:p>
          </table:table-cell>
          <table:table-cell table:style-name="Tabela2.C6" office:value-type="string">
            <text:p text:style-name="P6">SERGIO GUILHERME CARDOSO GUEDE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51, 161, 171 e 2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3</text:p>
          </table:table-cell>
          <table:table-cell table:style-name="Tabela2.B6" office:value-type="string">
            <text:p text:style-name="P6">950262</text:p>
          </table:table-cell>
          <table:table-cell table:style-name="Tabela2.C6" office:value-type="string">
            <text:p text:style-name="P6">PATRICIA KELLY NOBRE DOS PASSOS GOM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22, 111, 211, 221, 122, 232, 312 e 411</text:p>
          </table:table-cell>
          <table:covered-table-cell/>
        </table:table-row>
        <table:table-row>
          <table:table-cell table:style-name="Tabela2.A6" office:value-type="string">
            <text:p text:style-name="P5">14</text:p>
          </table:table-cell>
          <table:table-cell table:style-name="Tabela2.B6" office:value-type="string">
            <text:p text:style-name="P6">856894</text:p>
          </table:table-cell>
          <table:table-cell table:style-name="Tabela2.C6" office:value-type="string">
            <text:p text:style-name="P6">EUSEBIA DE FATIMA SANTA ROSA DE SOUS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102 e 3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5</text:p>
          </table:table-cell>
          <table:table-cell table:style-name="Tabela2.B6" office:value-type="string">
            <text:p text:style-name="P6">885185</text:p>
          </table:table-cell>
          <table:table-cell table:style-name="Tabela2.C6" office:value-type="string">
            <text:p text:style-name="P6">ANTONINA NASCIMENTO BAND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MATEMÁT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2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90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59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1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5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48 h/a)</text:span></text:p>
          </table:table-cell>
          <table:covered-table-cell/>
          <table:table-cell table:style-name="Tabela2.A2" office:value-type="string">
            <text:p text:style-name="P3">MÉDIO INOVADOR (<text:span text:style-name="T4">120 h/a)</text:span></text:p>
          </table:table-cell>
          <table:table-cell table:style-name="Tabela2.K2" table:number-columns-spanned="2" office:value-type="string">
            <text:p text:style-name="P3">MÉDIO INTEGRADO<text:s/><text:span text:style-name="T4">22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887170</text:p>
          </table:table-cell>
          <table:table-cell table:style-name="Tabela2.C6" office:value-type="string">
            <text:p text:style-name="P6">GLEIDSON PINHEIRO AZEVE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411, 211, 221, 232, 312, 422 e 122</text:p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9125</text:p>
          </table:table-cell>
          <table:table-cell table:style-name="Tabela2.C6" office:value-type="string">
            <text:p text:style-name="P6">JESU MARCIO AZEVEDO DA COST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4 h/a</text:p>
          </table:table-cell>
          <table:table-cell table:style-name="Tabela2.F6" office:value-type="string">
            <text:p text:style-name="P5">0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71, 182, 192, 1112, 1122, 1132, 1142 e 1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618730</text:p>
          </table:table-cell>
          <table:table-cell table:style-name="Tabela2.C6" office:value-type="string">
            <text:p text:style-name="P6">JESU MARCIO AZEVEDO DA COSTA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3 h/a</text:p>
          </table:table-cell>
          <table:table-cell table:style-name="Tabela2.F6" office:value-type="string">
            <text:p text:style-name="P5">9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75664</text:p>
          </table:table-cell>
          <table:table-cell table:style-name="Tabela2.C6" office:value-type="string">
            <text:p text:style-name="P6">EDSON DE SOUSA M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3 h/a</text:p>
          </table:table-cell>
          <table:table-cell table:style-name="Tabela2.F6" office:value-type="string">
            <text:p text:style-name="P5">1</text:p>
          </table:table-cell>
          <table:table-cell table:style-name="Tabela2.G6" table:number-columns-spanned="2" office:value-type="string">
            <text:p text:style-name="P5">1163, 1173, 1183, 1193, 1213 e 214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4050</text:p>
          </table:table-cell>
          <table:table-cell table:style-name="Tabela2.C6" office:value-type="string">
            <text:p text:style-name="P6">ANDREY PEREIRA E PER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92, 3112, 3122 e 3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434868</text:p>
          </table:table-cell>
          <table:table-cell table:style-name="Tabela2.C6" office:value-type="string">
            <text:p text:style-name="P6">ANTONIA CRISTINA JOSAPHAT BARBOS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31, 341, 351, 361 e 3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494852</text:p>
          </table:table-cell>
          <table:table-cell table:style-name="Tabela2.C6" office:value-type="string">
            <text:p text:style-name="P6">ROSANGELA GOMES MARTEL</text:p>
          </table:table-cell>
          <table:table-cell table:style-name="Tabela2.D6" office:value-type="string">
            <text:p text:style-name="P5">992 /</text:p>
            <text:p text:style-name="P5">40 h/s</text:p>
          </table:table-cell>
          <table:table-cell table:style-name="Tabela2.E6" office:value-type="string">
            <text:p text:style-name="P5">12 h/a</text:p>
          </table:table-cell>
          <table:table-cell table:style-name="Tabela2.F6" office:value-type="string">
            <text:p text:style-name="P5">1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80960</text:p>
          </table:table-cell>
          <table:table-cell table:style-name="Tabela2.C6" office:value-type="string">
            <text:p text:style-name="P6">ALCIONE CORRE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21, 231, 241, 251, 261, 271 e 2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856380</text:p>
          </table:table-cell>
          <table:table-cell table:style-name="Tabela2.C6" office:value-type="string">
            <text:p text:style-name="P6">ANDRE GEORGE MORAIS DIA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82, 292, 2102, 2112, 213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QUÍM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44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3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4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92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32658</text:p>
          </table:table-cell>
          <table:table-cell table:style-name="Tabela2.C6" office:value-type="string">
            <text:p text:style-name="P6">MARIA BETANIA ARAUJO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11 e 2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629596</text:p>
          </table:table-cell>
          <table:table-cell table:style-name="Tabela2.C6" office:value-type="string">
            <text:p text:style-name="P6">PEDRO EVARISTO VIEIRA COQUEIRO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21, 331, 341, 361 e 3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4700</text:p>
          </table:table-cell>
          <table:table-cell table:style-name="Tabela2.C6" office:value-type="string">
            <text:p text:style-name="P6">RAIMUNDO FRANCISCO FERR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, 1203, 1213, 2143, 2153, 2163, 217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6680</text:p>
          </table:table-cell>
          <table:table-cell table:style-name="Tabela2.C6" office:value-type="string">
            <text:p text:style-name="P6">NILEIDE ARAUJO DE ANDRADE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16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495360</text:p>
          </table:table-cell>
          <table:table-cell table:style-name="Tabela2.C6" office:value-type="string">
            <text:p text:style-name="P6">EDILSON NAZARENO SANTOS DE SOUZA</text:p>
          </table:table-cell>
          <table:table-cell table:style-name="Tabela2.D6" office:value-type="string">
            <text:p text:style-name="P5">992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42, 282, 2102, 2122 e 2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82259</text:p>
          </table:table-cell>
          <table:table-cell table:style-name="Tabela2.C6" office:value-type="string">
            <text:p text:style-name="P6">ODINELSON PINHEIR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SOCIOLOG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14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8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253596</text:p>
          </table:table-cell>
          <table:table-cell table:style-name="Tabela2.C6" office:value-type="string">
            <text:p text:style-name="P6">MANOEL LOURENCO DA CRUZ MORAI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1173, 1183, 1193, 1203, 1213, 2143, 2153, 2173, 3133, 3143, 3153, 1163, 2163 e 316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232, 111, 211, 221 e 122</text:p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904007</text:p>
          </table:table-cell>
          <table:table-cell table:style-name="Tabela2.C6" office:value-type="string">
            <text:p text:style-name="P6">ABRAAO MACIEL DE ALMEID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2, 1122, 1142, 2132, 382, 392, 3102, 3112, 3122 e 37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96233</text:p>
          </table:table-cell>
          <table:table-cell table:style-name="Tabela2.C6" office:value-type="string">
            <text:p text:style-name="P6">JOAO CARLOS OLIVEIRA DOS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41, 311, 321, 331, 341, 351, 361 e 2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7776</text:p>
          </table:table-cell>
          <table:table-cell table:style-name="Tabela2.C6" office:value-type="string">
            <text:p text:style-name="P6">ROSANA PORTUGAL DE FREITAS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31, 271 e 251</text:p>
          </table:table-cell>
          <table:table-cell table:style-name="Tabela2.J6" table:number-columns-spanned="2" office:value-type="string">
            <text:p text:style-name="P5">312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3950</text:p>
          </table:table-cell>
          <table:table-cell table:style-name="Tabela2.C6" office:value-type="string">
            <text:p text:style-name="P6">AINETE ALCANTARA ROCHA GUED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32, 1152, 282, 292, 2102, 2112, 2122 e 1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DMINISTRAÇÃO DA PRODUÇÃO E MATERIAIS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10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DMINISTRAÇÃO DE PESSO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CONTABILIDADE FINANCEI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CONTABILIDADE GERENC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DIREITO COMERCIAL E TRIBUTÁRIO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DIREITO TRABALHIST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CONOMIA EMPRESAR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STATÍSTICA APLICAD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STÃO DE VENDA E MARKETING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STÃO EMPRESAR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INFORMÁTICA APLICAD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1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ext:p text:style-name="P2">SALAS AMBIENTE</text:p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ATENDIMENTO EDUCACIONAL ESPECIALIZAD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3712</text:p>
          </table:table-cell>
          <table:table-cell table:style-name="Tabela4.C4" office:value-type="string">
            <text:p text:style-name="P4">DEBORA CINTIA BITAR BANDEIRA</text:p>
          </table:table-cell>
          <table:table-cell table:style-name="Tabela4.D4" office:value-type="string">
            <text:p text:style-name="P3">PROFESSOR,CLASSE A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65907</text:p>
          </table:table-cell>
          <table:table-cell table:style-name="Tabela4.C4" office:value-type="string">
            <text:p text:style-name="P4">JOAO ALEXANDRE GUEDES BACELAR</text:p>
          </table:table-cell>
          <table:table-cell table:style-name="Tabela4.D4" office:value-type="string">
            <text:p text:style-name="P3">PROFESSOR,CLASSE A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6053</text:p>
          </table:table-cell>
          <table:table-cell table:style-name="Tabela4.C4" office:value-type="string">
            <text:p text:style-name="P4">JOAO NARCISO RAIOL ALBUQUERQUE</text:p>
          </table:table-cell>
          <table:table-cell table:style-name="Tabela4.D4" office:value-type="string">
            <text:p text:style-name="P3">PROFESSOR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974315</text:p>
          </table:table-cell>
          <table:table-cell table:style-name="Tabela4.C4" office:value-type="string">
            <text:p text:style-name="P4">THICIANE SOUZA PIMENTEL</text:p>
          </table:table-cell>
          <table:table-cell table:style-name="Tabela4.D4" office:value-type="string">
            <text:p text:style-name="P3">PROFESSOR,CLASSE A PADRAO 01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BIBLIOTE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97320</text:p>
          </table:table-cell>
          <table:table-cell table:style-name="Tabela4.C4" office:value-type="string">
            <text:p text:style-name="P4">ELCIA JOANA GONCALVES DE OLIVEIRA</text:p>
          </table:table-cell>
          <table:table-cell table:style-name="Tabela4.D4" office:value-type="string">
            <text:p text:style-name="P3">PROFESSOR DE 1 À 4 SERIES,CLASSE C PADRAO 18</text:p>
          </table:table-cell>
          <table:table-cell table:style-name="Tabela4.E4" office:value-type="string">
            <text:p text:style-name="P3">992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7387</text:p>
          </table:table-cell>
          <table:table-cell table:style-name="Tabela4.C4" office:value-type="string">
            <text:p text:style-name="P4">ROSIMERI BRITO DA SILVA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COORDENAÇÃO PEDAGÓGICA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93520</text:p>
          </table:table-cell>
          <table:table-cell table:style-name="Tabela4.C4" office:value-type="string">
            <text:p text:style-name="P4">ANTONIO DE NAZARE RIBEIRO GUTERRES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27879</text:p>
          </table:table-cell>
          <table:table-cell table:style-name="Tabela4.C4" office:value-type="string">
            <text:p text:style-name="P4">CARLA ANDREA COSTA CARDOSO</text:p>
          </table:table-cell>
          <table:table-cell table:style-name="Tabela4.D4" office:value-type="string">
            <text:p text:style-name="P3">PROFESSOR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01650</text:p>
          </table:table-cell>
          <table:table-cell table:style-name="Tabela4.C4" office:value-type="string">
            <text:p text:style-name="P4">ITAMAR NUNES DE SA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99582</text:p>
          </table:table-cell>
          <table:table-cell table:style-name="Tabela4.C4" office:value-type="string">
            <text:p text:style-name="P4">JOSYANNE GOMES E SILVA</text:p>
          </table:table-cell>
          <table:table-cell table:style-name="Tabela4.D4" office:value-type="string">
            <text:p text:style-name="P3">PROFESSOR,CLASSE D PADRAO 12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5490</text:p>
          </table:table-cell>
          <table:table-cell table:style-name="Tabela4.C4" office:value-type="string">
            <text:p text:style-name="P4">JULIETA VAZ DA CONCEICAO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617</text:p>
          </table:table-cell>
          <table:table-cell table:style-name="Tabela4.C4" office:value-type="string">
            <text:p text:style-name="P4">MARIA AMELIA FARO BARROS DA CRUZ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65173</text:p>
          </table:table-cell>
          <table:table-cell table:style-name="Tabela4.C4" office:value-type="string">
            <text:p text:style-name="P4">MARISONIA MATOS PAMPHYLIO</text:p>
          </table:table-cell>
          <table:table-cell table:style-name="Tabela4.D4" office:value-type="string">
            <text:p text:style-name="P3">PROFESSOR,CLASSE C PADRAO 13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17209</text:p>
          </table:table-cell>
          <table:table-cell table:style-name="Tabela4.C4" office:value-type="string">
            <text:p text:style-name="P4">PAULO RONALDO REIS MONTEIRO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6720</text:p>
          </table:table-cell>
          <table:table-cell table:style-name="Tabela4.C4" office:value-type="string">
            <text:p text:style-name="P4">RAIMUNDO BARBOSA DE OLIVEIRA</text:p>
          </table:table-cell>
          <table:table-cell table:style-name="Tabela4.D4" office:value-type="string">
            <text:p text:style-name="P3">PROFESSOR,CLASSE C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978</text:p>
          </table:table-cell>
          <table:table-cell table:style-name="Tabela4.C4" office:value-type="string">
            <text:p text:style-name="P4">ROSENILDA SANDRA FERNANDES DA ROCHA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455</text:p>
          </table:table-cell>
          <table:table-cell table:style-name="Tabela4.C4" office:value-type="string">
            <text:p text:style-name="P4">SHEILA FRANCA CORDEIRO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LABORATÓRIO DE CIÊNCIAS DA NATUREZ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8870</text:p>
          </table:table-cell>
          <table:table-cell table:style-name="Tabela4.C4" office:value-type="string">
            <text:p text:style-name="P4">GEANFRANCO COSTA DO CARMO</text:p>
          </table:table-cell>
          <table:table-cell table:style-name="Tabela4.D4" office:value-type="string">
            <text:p text:style-name="P3">PROFESSOR DE FÍSICA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8854</text:p>
          </table:table-cell>
          <table:table-cell table:style-name="Tabela4.C4" office:value-type="string">
            <text:p text:style-name="P4">SUELY MARIA VELOSO LARRAT</text:p>
          </table:table-cell>
          <table:table-cell table:style-name="Tabela4.D4" office:value-type="string">
            <text:p text:style-name="P3">PROFESSOR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LABORATÓRIO DE INFORMÁTI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93421</text:p>
          </table:table-cell>
          <table:table-cell table:style-name="Tabela4.C4" office:value-type="string">
            <text:p text:style-name="P4">ALZIRINHA FREITAS SOUZA</text:p>
          </table:table-cell>
          <table:table-cell table:style-name="Tabela4.D4" office:value-type="string">
            <text:p text:style-name="P3">PROFESSOR,CLASSE C PADRAO 01</text:p>
          </table:table-cell>
          <table:table-cell table:style-name="Tabela4.E4" office:value-type="string">
            <text:p text:style-name="P3">Contrato Administrati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91650</text:p>
          </table:table-cell>
          <table:table-cell table:style-name="Tabela4.C4" office:value-type="string">
            <text:p text:style-name="P4">ANA CRISTINA DE ALMEIDA MELO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2340</text:p>
          </table:table-cell>
          <table:table-cell table:style-name="Tabela4.C4" office:value-type="string">
            <text:p text:style-name="P4">DULCIA GUAJARINA SILVA DO NASCIMENTO</text:p>
          </table:table-cell>
          <table:table-cell table:style-name="Tabela4.D4" office:value-type="string">
            <text:p text:style-name="P3">PROFESSOR DE LÍNGUA ESTRANGEIRA - ESPANHOL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RADIO ESCOL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3403</text:p>
          </table:table-cell>
          <table:table-cell table:style-name="Tabela4.C4" office:value-type="string">
            <text:p text:style-name="P4">IRANDIM SENA DA SILVA</text:p>
          </table:table-cell>
          <table:table-cell table:style-name="Tabela4.D4" office:value-type="string">
            <text:p text:style-name="P3">PROFESSOR DE ARTES,CLASSE C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85625</text:p>
          </table:table-cell>
          <table:table-cell table:style-name="Tabela4.C4" office:value-type="string">
            <text:p text:style-name="P4">JOSE LUIS CORREA BASTOS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ALA DE LEITUR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7520</text:p>
          </table:table-cell>
          <table:table-cell table:style-name="Tabela4.C4" office:value-type="string">
            <text:p text:style-name="P4">LUISA MARIA DA CONCEICAO SOUZA</text:p>
          </table:table-cell>
          <table:table-cell table:style-name="Tabela4.D4" office:value-type="string">
            <text:p text:style-name="P3">PROFESSOR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87862</text:p>
          </table:table-cell>
          <table:table-cell table:style-name="Tabela4.C4" office:value-type="string">
            <text:p text:style-name="P4">RAIMUNDA MECIA SOUSA SAMPAIO</text:p>
          </table:table-cell>
          <table:table-cell table:style-name="Tabela4.D4" office:value-type="string">
            <text:p text:style-name="P3">PROFESSOR DE LÍNGUA PORTUGUESA,CLASSE D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ALA DE MÍD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90685</text:p>
          </table:table-cell>
          <table:table-cell table:style-name="Tabela4.C4" office:value-type="string">
            <text:p text:style-name="P4">ANDREIA SIMONI RIBEIRO DE SOUZA</text:p>
          </table:table-cell>
          <table:table-cell table:style-name="Tabela4.D4" office:value-type="string">
            <text:p text:style-name="P3">PROFESSOR DE LITERATURA,CLASSE D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30480</text:p>
          </table:table-cell>
          <table:table-cell table:style-name="Tabela4.C4" office:value-type="string">
            <text:p text:style-name="P4">JANAIRA DE FATIMA RIBEIRO DA SILVA</text:p>
          </table:table-cell>
          <table:table-cell table:style-name="Tabela4.D4" office:value-type="string">
            <text:p text:style-name="P3">PROFESSOR,CLASSE C PADRAO 11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ECRETARIA ESCOL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58431</text:p>
          </table:table-cell>
          <table:table-cell table:style-name="Tabela4.C4" office:value-type="string">
            <text:p text:style-name="P4">MARCIA DO SOCORRO SILVA DE ANDRADE</text:p>
          </table:table-cell>
          <table:table-cell table:style-name="Tabela4.D4" office:value-type="string">
            <text:p text:style-name="P3">PROFESSOR,CLASSE C PADRAO 16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5082</text:p>
          </table:table-cell>
          <table:table-cell table:style-name="Tabela4.C4" office:value-type="string">
            <text:p text:style-name="P4">MARIA JOSE DA CONCEICAO SILVA</text:p>
          </table:table-cell>
          <table:table-cell table:style-name="Tabela4.D4" office:value-type="string">
            <text:p text:style-name="P3">PROFESSOR,CLASSE C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TV ESCOL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32553</text:p>
          </table:table-cell>
          <table:table-cell table:style-name="Tabela4.C4" office:value-type="string">
            <text:p text:style-name="P4">MARIA QUITERIA ARRUDA DA SILVA</text:p>
          </table:table-cell>
          <table:table-cell table:style-name="Tabela4.D4" office:value-type="string">
            <text:p text:style-name="P3">PROFESSOR,CLASSE D PADRAO 12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85010</text:p>
          </table:table-cell>
          <table:table-cell table:style-name="Tabela4.C4" office:value-type="string">
            <text:p text:style-name="P4">SILVANA DE MELO MACIEL</text:p>
          </table:table-cell>
          <table:table-cell table:style-name="Tabela4.D4" office:value-type="string">
            <text:p text:style-name="P3">PROFESSOR DE FÍSICA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37093</text:p>
          </table:table-cell>
          <table:table-cell table:style-name="Tabela4.C4" office:value-type="string">
            <text:p text:style-name="P4">ZULEIA BIZ PASINI LAURINDO</text:p>
          </table:table-cell>
          <table:table-cell table:style-name="Tabela4.D4" office:value-type="string">
            <text:p text:style-name="P3">PROFESSOR,CLASSE C PADRAO 11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ext:p text:style-name="P8"><text:soft-page-break/></text:p>
      <text:p text:style-name="P8"/>
      <text:p text:style-name="P8"/>
      <text:p text:style-name="P2">PESSOAL A SER DESIGNADO</text:p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3">Nº</text:p>
          </table:table-cell>
          <table:table-cell table:style-name="Tabela5.A1" office:value-type="string">
            <text:p text:style-name="P3">MATRÍCULA</text:p>
          </table:table-cell>
          <table:table-cell table:style-name="Tabela5.A1" office:value-type="string">
            <text:p text:style-name="P3">NOME DO PROFESSOR</text:p>
          </table:table-cell>
          <table:table-cell table:style-name="Tabela5.A1" office:value-type="string">
            <text:p text:style-name="P3">DISCIPLINA DE CONTRATAÇÃO</text:p>
          </table:table-cell>
          <table:table-cell table:style-name="Tabela5.A1" office:value-type="string">
            <text:p text:style-name="P3">CATEGORIA</text:p>
          </table:table-cell>
          <table:table-cell table:style-name="Tabela5.F1" office:value-type="string">
            <text:p text:style-name="P3">DATA DA LOTAÇÃO</text:p>
          </table:table-cell>
        </table:table-row>
        <table:table-row>
          <table:table-cell table:style-name="Tabela5.A3" office:value-type="string">
            <text:p text:style-name="P3"/>
          </table:table-cell>
          <table:table-cell table:style-name="Tabela5.B3" office:value-type="string">
            <text:p text:style-name="P3">1016059</text:p>
          </table:table-cell>
          <table:table-cell table:style-name="Tabela5.C3" office:value-type="string">
            <text:p text:style-name="P4">IVANIA DA COSTA OLIVEIRA</text:p>
          </table:table-cell>
          <table:table-cell table:style-name="Tabela5.D3" office:value-type="string">
            <text:p text:style-name="P3">PROFESSOR,CLASSE C PADRAO 01</text:p>
          </table:table-cell>
          <table:table-cell table:style-name="Tabela5.E3" office:value-type="string">
            <text:p text:style-name="P3">Contrato Administrativo / 40 h/s</text:p>
          </table:table-cell>
          <table:table-cell table:style-name="Tabela5.F3" office:value-type="string">
            <text:p text:style-name="P3">12/07/2012</text:p>
          </table:table-cell>
        </table:table-row>
        <table:table-row>
          <table:table-cell table:style-name="Tabela5.A3" office:value-type="string">
            <text:p text:style-name="P3"/>
          </table:table-cell>
          <table:table-cell table:style-name="Tabela5.B3" office:value-type="string">
            <text:p text:style-name="P3">880590</text:p>
          </table:table-cell>
          <table:table-cell table:style-name="Tabela5.C3" office:value-type="string">
            <text:p text:style-name="P4">KARLA ALMEIDA DOS SANTOS</text:p>
          </table:table-cell>
          <table:table-cell table:style-name="Tabela5.D3" office:value-type="string">
            <text:p text:style-name="P3">PROFESSOR DE 1 À 4 SERIES,CLASSE C PADRAO 04</text:p>
          </table:table-cell>
          <table:table-cell table:style-name="Tabela5.E3" office:value-type="string">
            <text:p text:style-name="P3">Estado Novo / 40 h/s</text:p>
          </table:table-cell>
          <table:table-cell table:style-name="Tabela5.F3" office:value-type="string">
            <text:p text:style-name="P3">12/07/2012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3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1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20/07/2012 17:23:38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9T17:19:47</dc:date>
    <dc:creator>Gustavo </dc:creator>
    <meta:editing-duration>PT17H38M23S</meta:editing-duration>
    <meta:editing-cycles>350</meta:editing-cycles>
    <meta:generator>LibreOffice/3.5$Linux_x86 LibreOffice_project/350m1$Build-2</meta:generator>
    <meta:document-statistic meta:table-count="5" meta:image-count="2" meta:object-count="0" meta:page-count="2" meta:paragraph-count="75" meta:word-count="255" meta:character-count="2350" meta:non-whitespace-character-count="2161"/>
  </office:meta>
</office:document-meta>
</file>